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8in"/>
    </style:style>
    <style:style style:name="co2" style:family="table-column">
      <style:table-column-properties fo:break-before="auto" style:column-width="1.4992in"/>
    </style:style>
    <style:style style:name="co3" style:family="table-column">
      <style:table-column-properties fo:break-before="auto" style:column-width="1.081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wrap-option="wrap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 fo:wrap-option="wrap"/>
    </style:style>
    <style:style style:name="ce4" style:family="table-cell" style:parent-style-name="Default">
      <style:table-cell-properties fo:background-color="#008000" fo:wrap-option="wrap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Original estimation (in hours)</text:p>
          </table:table-cell>
          <table:table-cell table:style-name="ce1" office:value-type="string">
            <text:p>Actually took (in hours)</text:p>
          </table:table-cell>
          <table:table-cell table:style-name="ce2"/>
        </table:table-row>
        <table:table-row table:style-name="ro2">
          <table:table-cell office:value-type="string">
            <text:p>#1: Get rid of old IE events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#8: Minimap - uninitialized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#12: Health page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3" office:value-type="string">
            <text:p>#15: Able to duplicate a figure Ctrl-D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#20: Diagramo "host" format + crons </text:p>
          </table:table-cell>
          <table:table-cell table:number-columns-repeated="3"/>
        </table:table-row>
        <table:table-row table:style-name="ro2">
          <table:table-cell office:value-type="string">
            <text:p>#21: Link on figure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#22: Rounded connector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4" office:value-type="string">
            <text:p>#23: Grid dotted instead of lines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#26: Shift + Select = select many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#28: Fill, outline, font, etc will have special icons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#30: Highlight "about to connect" connection point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#32: Dotted, dashed line support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#34: Connector end in a filled arrow by default 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#38: Organic connector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4" office:value-type="string">
            <text:p>#48: Web installer </text:p>
          </table:table-cell>
          <table:table-cell table:number-columns-repeated="3"/>
        </table:table-row>
        <table:table-row table:style-name="ro2">
          <table:table-cell table:style-name="ce4" office:value-type="string">
            <text:p>#53: No image for network element </text:p>
          </table:table-cell>
          <table:table-cell table:number-columns-repeated="3"/>
        </table:table-row>
        <table:table-row table:style-name="ro2">
          <table:table-cell table:style-name="ce4" office:value-type="string">
            <text:p>#58: Copy style - format paintbrush </text:p>
          </table:table-cell>
          <table:table-cell table:number-columns-repeated="3"/>
        </table:table-row>
        <table:table-row table:style-name="ro1">
          <table:table-cell office:value-type="string">
            <text:p>#59: After undo on moving group: TypeError: Cannot call method 'transform' of null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#60: After undo: TypeError: Cannot read property 'primitives' of null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4" office:value-type="string">
            <text:p>#66: Snap to grid - not unchecked </text:p>
          </table:table-cell>
          <table:table-cell table:number-columns-repeated="3"/>
        </table:table-row>
        <table:table-row table:style-name="ro3">
          <table:table-cell office:value-type="string">
            <text:p>#69: Hoover efect on icons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#70: beginPath() missing in many paint() methods 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5" office:value-type="string">
            <text:p>Total</text:p>
          </table:table-cell>
          <table:table-cell table:style-name="ce6" table:formula="of:=SUM([.B2:.B23])" office:value-type="float" office:value="47">
            <text:p>47</text:p>
          </table:table-cell>
          <table:table-cell table:style-name="ce6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09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2T09:35:36.24</meta:creation-date>
    <dc:date>2012-03-12T09:47:42.68</dc:date>
    <meta:editing-duration>PT00H11M49S</meta:editing-duration>
    <meta:editing-cycles>32</meta:editing-cycles>
    <meta:generator>OpenOffice.org/3.2$Win32 OpenOffice.org_project/320m18$Build-9502</meta:generator>
    <meta:document-statistic meta:table-count="3" meta:cell-count="43" meta:object-count="0"/>
  </office:meta>
</office:document-meta>
</file>